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1.483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.482cm" svg:height="5.837cm" svg:x="1.107cm" svg:y="1.07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2</text:p>
              </table:table-cell>
            </table:table-row>
            <table:table-row table:style-name="ro1">
              <table:table-cell table:style-name="ce1">
                <text:p>...</text:p>
              </table:table-cell>
            </table:table-row>
            <table:table-row table:style-name="ro1">
              <table:table-cell table:style-name="ce1">
                <text:p>u</text:p>
              </table:table-cell>
            </table:table-row>
            <table:table-row table:style-name="ro1">
              <table:table-cell table:style-name="ce1">
                <text:p>...</text:p>
              </table:table-cell>
            </table:table-row>
            <table:table-row table:style-name="ro1">
              <table:table-cell table:style-name="ce1">
                <text:p>n-1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1" draw:text-style-name="P1" xml:id="id1" draw:id="id1" draw:layer="layout" svg:width="1.3cm" svg:height="1cm" svg:x="3.8cm" svg:y="4cm">
          <text:p text:style-name="P1">v1</text:p>
        </draw:rect>
        <draw:rect draw:style-name="gr1" draw:text-style-name="P1" xml:id="id2" draw:id="id2" draw:layer="layout" svg:width="1.3cm" svg:height="1cm" svg:x="6.35cm" svg:y="4cm">
          <text:p text:style-name="P1">v2</text:p>
        </draw:rect>
        <draw:rect draw:style-name="gr1" draw:text-style-name="P1" xml:id="id3" draw:id="id3" draw:layer="layout" svg:width="1.3cm" svg:height="1cm" svg:x="8.9cm" svg:y="4cm">
          <text:p text:style-name="P1">v3</text:p>
        </draw:rect>
        <draw:connector draw:style-name="gr2" draw:text-style-name="P1" draw:layer="layout" draw:type="line" svg:x1="5.1cm" svg:y1="4.5cm" svg:x2="6.35cm" svg:y2="4.5cm" draw:start-shape="id1" draw:start-glue-point="1" draw:end-shape="id2" draw:end-glue-point="3" svg:d="m5100 4500h1250">
          <text:p/>
        </draw:connector>
        <draw:connector draw:style-name="gr2" draw:text-style-name="P1" draw:layer="layout" draw:type="line" svg:x1="7.65cm" svg:y1="4.5cm" svg:x2="8.9cm" svg:y2="4.5cm" draw:start-shape="id2" draw:start-glue-point="1" draw:end-shape="id3" draw:end-glue-point="3" svg:d="m7650 4500h1250">
          <text:p/>
        </draw:connector>
        <draw:connector draw:style-name="gr3" draw:text-style-name="P1" draw:layer="layout" draw:type="line" svg:x1="3.8cm" svg:y1="4.5cm" svg:x2="2.812cm" svg:y2="4.575cm" draw:start-shape="id1" draw:start-glue-point="3" svg:d="m3800 4500-988 75">
          <text:p/>
        </draw:connector>
        <draw:custom-shape draw:style-name="gr4" draw:text-style-name="P1" xml:id="id4" draw:id="id4" draw:layer="layout" svg:width="1.2cm" svg:height="1.2cm" svg:x="1.2cm" svg:y="9.5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2cm" svg:height="1.2cm" svg:x="3.8cm" svg:y="8.3cm">
          <text:p text:style-name="P1">v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1.2cm" svg:height="1.2cm" svg:x="4.5cm" svg:y="9.9cm">
          <text:p text:style-name="P1">v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1.2cm" svg:height="1.2cm" svg:x="4.2cm" svg:y="11.3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.225cm" svg:y1="9.675cm" svg:x2="3.975cm" svg:y2="9.325cm" draw:start-shape="id4" draw:start-glue-point="11" draw:end-shape="id5" draw:end-glue-point="7" svg:d="m2225 9675c1312 0 438-350 1750-350">
          <text:p/>
        </draw:connector>
        <draw:connector draw:style-name="gr3" draw:text-style-name="P1" draw:layer="layout" draw:type="curve" svg:x1="2.4cm" svg:y1="10.1cm" svg:x2="4.5cm" svg:y2="10.5cm" draw:start-shape="id4" draw:start-glue-point="10" draw:end-shape="id6" draw:end-glue-point="6" svg:d="m2400 10100c1575 0 525 400 2100 400">
          <text:p/>
        </draw:connector>
        <draw:connector draw:style-name="gr3" draw:text-style-name="P1" draw:layer="layout" draw:type="curve" svg:x1="2.225cm" svg:y1="10.525cm" svg:x2="4.2cm" svg:y2="11.9cm" draw:start-shape="id4" draw:start-glue-point="9" draw:end-shape="id7" draw:end-glue-point="3" svg:d="m2225 10525c1612 0 625 1375 1975 13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2T13:33:16.42</meta:creation-date>
    <dc:date>2012-12-12T14:44:10.92</dc:date>
    <meta:editing-duration>PT55M44S</meta:editing-duration>
    <meta:editing-cycles>1</meta:editing-cycles>
    <meta:document-statistic meta:object-count="14"/>
    <meta:generator>OpenOffice.org/3.4.1$Win32 OpenOffice.org_project/341m1$Build-9593</meta:generator>
  </office:meta>
</office:document-meta>
</file>